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6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591cm"/>
    </style:style>
    <style:style style:name="ro3" style:family="table-row">
      <style:table-row-properties style:row-height="1.386cm"/>
    </style:style>
    <style:style style:name="ro4" style:family="table-row">
      <style:table-row-properties style:row-height="3.217cm"/>
    </style:style>
    <style:style style:name="ro5" style:family="table-row">
      <style:table-row-properties style:row-height="3.079cm"/>
    </style:style>
    <style:style style:name="ro6" style:family="table-row">
      <style:table-row-properties style:row-height="4.56cm"/>
    </style:style>
    <style:style style:name="ro7" style:family="table-row">
      <style:table-row-properties style:row-height="3.502cm"/>
    </style:style>
    <style:style style:name="ro8" style:family="table-row">
      <style:table-row-properties style:row-height="4.212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0pt" style:font-size-asian="30pt" style:font-size-complex="30pt"/>
    </style:style>
    <style:style style:name="ce5" style:family="table-cell">
      <style:paragraph-properties fo:text-align="center" style:writing-mode="rl-tb"/>
      <style:text-properties fo:font-size="32pt" style:font-size-asian="32pt" style:font-size-complex="32pt"/>
    </style:style>
    <style:style style:name="ce6" style:family="table-cell">
      <style:paragraph-properties fo:text-align="center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font-size="36pt" style:font-size-asian="36pt" style:font-size-complex="36pt"/>
    </style:style>
    <style:style style:name="ce9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end" style:writing-mode="rl-tb"/>
      <style:text-properties fo:color="#009900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15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ff66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26pt"/>
    </style:style>
    <style:style style:name="P20" style:family="paragraph">
      <style:paragraph-properties fo:margin-left="1.27cm" fo:margin-right="0cm" fo:text-align="end" fo:text-indent="0cm" style:writing-mode="rl-tb"/>
    </style:style>
    <style:style style:name="P21" style:family="paragraph">
      <style:paragraph-properties fo:margin-left="1.27cm" fo:margin-right="0cm" fo:text-align="start" fo:text-indent="0cm" style:writing-mode="lr-tb"/>
    </style:style>
    <style:style style:name="P22" style:family="paragraph">
      <style:paragraph-properties fo:text-align="end" style:writing-mode="rl-tb"/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3" style:family="paragraph">
      <style:paragraph-properties fo:margin-left="0cm" fo:margin-right="0cm" fo:text-align="end" fo:text-indent="0cm" style:writing-mode="rl-tb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text-align="end" style:writing-mode="rl-tb"/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6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P27" style:family="paragraph">
      <style:paragraph-properties fo:text-align="end" style:writing-mode="rl-tb"/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8" style:family="paragraph">
      <style:paragraph-properties style:writing-mode="rl-tb"/>
      <style:text-properties fo:font-size="48pt" style:font-size-asian="48pt" style:font-size-complex="48pt"/>
    </style:style>
    <style:style style:name="P29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32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font-size="30pt" style:font-size-asian="30pt" style:font-size-complex="30pt"/>
    </style:style>
    <style:style style:name="P34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rl-tb"/>
      <style:text-properties fo:font-size="32pt" style:font-size-asian="32pt" style:font-size-complex="32pt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none" draw:fill-color="#ffffff"/>
      <style:paragraph-properties style:writing-mode="rl-tb"/>
    </style:style>
    <style:style style:name="P38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39" style:family="paragraph">
      <style:paragraph-properties fo:text-align="center" style:writing-mode="rl-tb"/>
    </style:style>
    <style:style style:name="P40" style:family="paragraph">
      <style:paragraph-properties fo:text-align="center" style:writing-mode="rl-tb"/>
      <style:text-properties fo:font-size="36pt" style:font-size-asian="36pt" style:font-size-complex="36pt"/>
    </style:style>
    <style:style style:name="P41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 style:writing-mode="lr-tb"/>
      <style:text-properties fo:font-size="36pt" style:font-size-asian="36pt" style:font-size-complex="36pt"/>
    </style:style>
    <style:style style:name="P43" style:family="paragraph">
      <style:paragraph-properties fo:text-align="center" style:writing-mode="lr-tb"/>
      <style:text-properties style:font-size-asian="36pt" style:font-size-complex="36pt"/>
    </style:style>
    <style:style style:name="P44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45" style:family="paragraph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P46" style:family="paragraph">
      <style:paragraph-properties fo:text-align="center"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7" style:family="paragraph"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8" style:family="paragraph"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9" style:family="paragraph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style:font-name="Liberation Sans4" fo:font-size="54pt" style:font-size-asian="54pt" style:font-name-complex="Liberation Sans4" style:font-size-complex="54pt"/>
    </style:style>
    <style:style style:name="T8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9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99" style:font-name="Liberation Sans6" fo:font-size="40pt" style:font-name-asian="Liberation Sans6" style:font-size-asian="40pt" style:font-name-complex="Liberation Sans6" style:font-size-complex="40pt"/>
    </style:style>
    <style:style style:name="T11" style:family="text">
      <style:text-properties fo:color="#99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" style:family="text">
      <style:text-properties fo:color="#990066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3" style:family="text">
      <style:text-properties fo:color="#ff33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4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5" style:family="text"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6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9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style:use-window-font-color="true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style:use-window-font-color="true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2" style:family="text">
      <style:text-properties style:use-window-font-color="true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3" style:family="text">
      <style:text-properties fo:color="#0000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4" style:family="text">
      <style:text-properties fo:color="#0000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5" style:family="text">
      <style:text-properties fo:color="#000000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6" style:family="text">
      <style:text-properties fo:color="#000000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7" style:family="text">
      <style:text-properties fo:color="#0000ff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8" style:family="text">
      <style:text-properties fo:color="#0000ff" style:font-name="Liberation Sans4" fo:font-size="36pt" fo:font-style="normal" fo:font-weight="normal" style:font-name-asian="Liberation Sans6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9" style:family="text">
      <style:text-properties fo:color="#00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0" style:family="text">
      <style:text-properties fo:color="#0000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1" style:family="text">
      <style:text-properties fo:color="#00cc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2" style:family="text">
      <style:text-properties fo:color="#000099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3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4" style:family="text">
      <style:text-properties fo:font-size="26pt"/>
    </style:style>
    <style:style style:name="T35" style:family="text">
      <style:text-properties fo:color="#0000ff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6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7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8" style:family="text">
      <style:text-properties fo:color="#00cc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9" style:family="text">
      <style:text-properties fo:color="#00cc33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0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333ff" style:font-name="Liberation Sans4" fo:font-size="36pt" style:font-name-asian="David CLM1" style:font-size-asian="36pt" style:font-name-complex="Liberation Sans4" style:font-size-complex="36pt"/>
    </style:style>
    <style:style style:name="T48" style:family="text">
      <style:text-properties style:font-name="Times New Roman" fo:font-size="36pt" style:font-name-asian="David CLM1" style:font-size-asian="36pt" style:font-name-complex="David CLM1" style:font-size-complex="36pt"/>
    </style:style>
    <style:style style:name="T49" style:family="text">
      <style:text-properties style:text-position="-26% 58%" style:font-name="Times New Roman" fo:font-size="36pt" style:font-name-asian="David CLM1" style:font-size-asian="36pt" style:font-name-complex="David CLM1" style:font-size-complex="36pt"/>
    </style:style>
    <style:style style:name="T50" style:family="text">
      <style:text-properties style:font-name="Times New Roman" fo:font-size="36pt" fo:font-style="italic" style:font-name-asian="David CLM1" style:font-size-asian="36pt" style:font-name-complex="David CLM1" style:font-size-complex="36pt" style:font-style-complex="italic"/>
    </style:style>
    <style:style style:name="T51" style:family="text">
      <style:text-properties style:font-name="Times New Roman" fo:font-size="36pt" fo:font-style="normal" style:font-name-asian="David CLM1" style:font-size-asian="36pt" style:font-style-asian="normal" style:font-name-complex="David CLM1" style:font-size-complex="36pt" style:font-style-complex="normal"/>
    </style:style>
    <style:style style:name="T52" style:family="text">
      <style:text-properties style:font-name="Times New Roman" fo:font-size="36pt" fo:font-style="normal" fo:font-weight="bold" style:font-name-asian="David CLM1" style:font-size-asian="36pt" style:font-style-asian="normal" style:font-weight-asian="bold" style:font-name-complex="David CLM1" style:font-size-complex="36pt" style:font-style-complex="normal" style:font-weight-complex="bold"/>
    </style:style>
    <style:style style:name="T53" style:family="text">
      <style:text-properties fo:color="#ff00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4" style:family="text">
      <style:text-properties fo:color="#009900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55" style:family="text"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T56" style:family="text">
      <style:text-properties fo:color="#0099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fo:color="#009900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style:use-window-font-color="true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9" style:family="text">
      <style:text-properties style:use-window-font-color="true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33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avid CLM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fo:background-color="transparent" style:font-name-asian="David CLM1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Liberation Sans4" fo:font-size="48pt" style:font-size-asian="48pt" style:font-name-complex="Liberation Sans4" style:font-size-complex="48pt"/>
    </style:style>
    <style:style style:name="T71" style:family="text">
      <style:text-properties fo:color="#00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2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fo:color="#0000ff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4" style:family="text">
      <style:text-properties fo:color="#0000ff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5" style:family="text">
      <style:text-properties fo:color="#00cc33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6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7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8" style:family="text">
      <style:text-properties fo:color="#000099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79" style:family="text">
      <style:text-properties fo:color="#00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0099" style:font-name="Liberation Sans4" fo:font-size="24pt" fo:font-style="normal" style:font-size-asian="24pt" style:font-style-asian="normal" style:font-name-complex="Liberation Sans4" style:font-size-complex="24pt" style:font-style-complex="normal"/>
    </style:style>
    <style:style style:name="T81" style:family="text">
      <style:text-properties fo:color="#000099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82" style:family="text">
      <style:text-properties fo:color="#00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4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85" style:family="text">
      <style:text-properties fo:font-size="32pt" style:font-size-asian="32pt" style:font-size-complex="32pt"/>
    </style:style>
    <style:style style:name="T86" style:family="text">
      <style:text-properties fo:font-size="32pt" fo:font-weight="normal" style:font-size-asian="32pt" style:font-weight-asian="normal" style:font-size-complex="32pt" style:font-weight-complex="normal"/>
    </style:style>
    <style:style style:name="T87" style:family="text">
      <style:text-properties fo:font-size="32pt" fo:font-weight="bold" style:font-size-asian="32pt" style:font-weight-asian="bold" style:font-size-complex="32pt" style:font-weight-complex="bold"/>
    </style:style>
    <style:style style:name="T88" style:family="text">
      <style:text-properties fo:font-size="30pt" style:font-size-asian="30pt" style:font-size-complex="30pt"/>
    </style:style>
    <style:style style:name="T89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90" style:family="text">
      <style:text-properties fo:color="#0000ff" fo:font-size="36pt" style:font-size-asian="36pt" style:font-size-complex="36pt"/>
    </style:style>
    <style:style style:name="T91" style:family="text">
      <style:text-properties fo:color="#009900" fo:font-size="36pt" style:font-size-asian="36pt" style:font-size-complex="36pt"/>
    </style:style>
    <style:style style:name="T92" style:family="text">
      <style:text-properties fo:color="#990066" fo:font-size="36pt" style:font-size-asian="36pt" style:font-size-complex="36pt"/>
    </style:style>
    <style:style style:name="T93" style:family="text">
      <style:text-properties fo:font-size="36pt" style:font-size-asian="36pt" style:font-size-complex="36pt"/>
    </style:style>
    <style:style style:name="T94" style:family="text">
      <style:text-properties fo:color="#ff0000" fo:font-size="36pt" style:font-size-asian="36pt" style:font-size-complex="36pt"/>
    </style:style>
    <style:style style:name="T95" style:family="text">
      <style:text-properties fo:color="#00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6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97" style:family="text">
      <style:text-properties fo:color="#000099" style:font-name="Liberation Sans4" fo:font-size="36pt" style:font-name-asian="Liberation Sans6" style:font-size-asian="36pt" style:font-name-complex="Liberation Sans4" style:font-size-complex="36pt"/>
    </style:style>
    <style:style style:name="T98" style:family="text">
      <style:text-properties fo:color="#000099" style:font-name="Liberation Sans4" fo:font-size="22pt" style:font-name-asian="Liberation Sans6" style:font-size-asian="22pt" style:font-name-complex="Liberation Sans4" style:font-size-complex="22pt"/>
    </style:style>
    <style:style style:name="T99" style:family="text">
      <style:text-properties fo:color="#0066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0" style:family="text">
      <style:text-properties fo:color="#0066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1" style:family="text">
      <style:text-properties fo:color="#006600" style:font-name="Liberation Sans4" fo:font-size="36pt" style:font-name-asian="Liberation Sans6" style:font-size-asian="36pt" style:font-name-complex="Liberation Sans4" style:font-size-complex="36pt"/>
    </style:style>
    <style:style style:name="T102" style:family="text">
      <style:text-properties fo:color="#006600" style:font-name="Liberation Sans4" fo:font-size="22pt" style:font-name-asian="Liberation Sans6" style:font-size-asian="22pt" style:font-name-complex="Liberation Sans4" style:font-size-complex="22pt"/>
    </style:style>
    <style:style style:name="T103" style:family="text">
      <style:text-properties fo:color="#77216f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4" style:family="text">
      <style:text-properties fo:color="#77216f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5" style:family="text">
      <style:text-properties fo:color="#77216f" style:font-name="Liberation Sans4" fo:font-size="36pt" style:font-name-asian="Liberation Sans6" style:font-size-asian="36pt" style:font-name-complex="Liberation Sans4" style:font-size-complex="36pt"/>
    </style:style>
    <style:style style:name="T106" style:family="text">
      <style:text-properties fo:color="#77216f" style:font-name="Liberation Sans4" fo:font-size="22pt" style:font-name-asian="Liberation Sans6" style:font-size-asian="22pt" style:font-name-complex="Liberation Sans4" style:font-size-complex="22pt"/>
    </style:style>
    <style:style style:name="T107" style:family="text">
      <style:text-properties fo:color="#ff00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8" style:family="text">
      <style:text-properties fo:color="#ff00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9" style:family="text">
      <style:text-properties fo:color="#ff0000" style:font-name="Liberation Sans4" fo:font-size="36pt" style:font-name-asian="Liberation Sans6" style:font-size-asian="36pt" style:font-name-complex="Liberation Sans4" style:font-size-complex="36pt"/>
    </style:style>
    <style:style style:name="T110" style:family="text">
      <style:text-properties fo:color="#ff0000" style:font-name="Liberation Sans4" fo:font-size="24pt" style:font-name-asian="Liberation Sans6" style:font-size-asian="24pt" style:font-name-complex="Liberation Sans4" style:font-size-complex="24pt"/>
    </style:style>
    <style:style style:name="T111" style:family="text">
      <style:text-properties fo:color="#ff0000" style:font-name="Liberation Sans4" fo:font-size="22pt" style:font-name-asian="Liberation Sans6" style:font-size-asian="22pt" style:font-name-complex="Liberation Sans4" style:font-size-complex="22pt"/>
    </style:style>
    <style:style style:name="T112" style:family="text">
      <style:text-properties fo:font-size="36pt" fo:font-weight="bold" style:font-size-asian="36pt" style:font-weight-asian="bold" style:font-size-complex="36pt" style:font-weight-complex="bold"/>
    </style:style>
    <style:style style:name="T113" style:family="text">
      <style:text-properties style:font-name="Liberation Sans4" style:font-name-complex="Liberation Sans4"/>
    </style:style>
    <style:style style:name="T114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15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16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17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</text:span><text:span text:style-name="T5">וּ</text:span><text:span text:style-name="T5">נ</text:span><text:span text:style-name="T5">ְ</text:span><text:span text:style-name="T5">ח</text:span><text:span text:style-name="T5">ַ</text:span><text:span text:style-name="T5">ל</text:span><text:span text:style-name="T5">ְ</text:span><text:span text:style-name="T5">ת</text:span><text:span text:style-name="T5">ֶּ</text:span><text:span text:style-name="T5">ם</text:span><text:span text:style-name="T5"> </text:span><text:span text:style-name="T5">א</text:span><text:span text:style-name="T5">וֹ</text:span><text:span text:style-name="T5">ת</text:span><text:span text:style-name="T5">ָ</text:span><text:span text:style-name="T5">ה</text:span><text:span text:style-name="T5">ּ </text:span><text:span text:style-name="T5">א</text:span><text:span text:style-name="T5">ִי</text:span><text:span text:style-name="T5">ש</text:span><text:span text:style-name="T5">ׁ </text:span><text:span text:style-name="T5">כ</text:span><text:span text:style-name="T5">ְּ</text:span><text:span text:style-name="T5">א</text:span><text:span text:style-name="T5">ָ</text:span><text:span text:style-name="T5">ח</text:span><text:span text:style-name="T5">ִי</text:span><text:span text:style-name="T5">ו</text:span><text:span text:style-name="T5">"</text:span><text:span text:style-name="T6"> </text:span><text:span text:style-name="T6">(י</text:span><text:span text:style-name="T6">חז</text:span><text:span text:style-name="T6">ק</text:span><text:span text:style-name="T6">א</text:span><text:span text:style-name="T6">ל </text:span><text:span text:style-name="T6">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קת שכר דירה: מודל </text:span><text:span text:style-name="T8">קרדינלי</text:span></text:p>
          </draw:text-box>
        </draw:frame>
        <draw:frame presentation:style-name="pr4" draw:text-style-name="P11" draw:layer="layout" svg:width="27.432cm" svg:height="17.697cm" svg:x="0.254cm" svg:y="3.048cm" presentation:class="outline" presentation:user-transformed="true">
          <draw:text-box>
            <text:p xml:id="id1" text:id="id1" text:style-name="P10"><text:span text:style-name="T9">הנחות:</text:span></text:p>
            <text:list text:style-name="L2">
              <text:list-item>
                <text:p xml:id="id2" text:id="id2" text:style-name="P10"><text:span text:style-name="T9">"חדרים סבירים" - כל דייר מייחס ערך כספי לכל חדר, סכום הערכים </text:span><text:span text:style-name="T10">≥</text:span><text:span text:style-name="T9"> מחיר הדירה.</text:span></text:p>
              </text:list-item>
              <text:list-item>
                <text:p xml:id="id3" text:id="id3" text:style-name="P10"><text:span text:style-name="T9">"קוואזי-ליניאריות" - התועלת של דייר שמקבל חדר = ערך החדר פחות המחיר שלו.</text:span></text:p>
              </text:list-item>
              <text:list-item>
                <text:p xml:id="id4" text:id="id4" text:style-name="P10"><text:span text:style-name="T11">הנחת “הדיירים העניים” בדרך-כלל </text:span><text:span text:style-name="T12">לא</text:span><text:span text:style-name="T11"> מתקיימת: </text:span><text:span text:style-name="T13">אם <text:s/>חדר א = </text:span><text:span text:style-name="T13">100</text:span><text:span text:style-name="T13"> <text:s text:c="2"/>וחדר ב = </text:span><text:span text:style-name="T13">50</text:span><text:span text:style-name="T13">, </text:span><text:span text:style-name="T13"><text:line-break/></text:span><text:span text:style-name="T13">נעדיף חדר א במחיר </text:span><text:span text:style-name="T13">5</text:span><text:span text:style-name="T13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</text:span><text:span text:style-name="T7">ל</text:span><text:span text:style-name="T7">ו</text:span><text:span text:style-name="T7">ק</text:span><text:span text:style-name="T7">ת</text:span><text:span text:style-name="T7"> </text:span><text:span text:style-name="T7">ש</text:span><text:span text:style-name="T7">כ</text:span><text:span text:style-name="T7">ר </text:span><text:span text:style-name="T7">ד</text:span><text:span text:style-name="T7">י</text:span><text:span text:style-name="T7">ר</text:span><text:span text:style-name="T7">ה</text:span><text:span text:style-name="T7">: </text:span><text:span text:style-name="T7">ס</text:span><text:span text:style-name="T7">כ</text:span><text:span text:style-name="T7">ו</text:span><text:span text:style-name="T7">ם</text:span><text:span text:style-name="T7"> </text:span><text:span text:style-name="T7">ה</text:span><text:span text:style-name="T7">ע</text:span><text:span text:style-name="T7">ר</text:span><text:span text:style-name="T7">כ</text:span><text:span text:style-name="T7">י</text:span><text:span text:style-name="T7">ם</text:span></text:p>
          </draw:text-box>
        </draw:frame>
        <draw:frame presentation:style-name="pr4" draw:text-style-name="P13" draw:layer="layout" svg:width="27.432cm" svg:height="18.205cm" svg:x="0.254cm" svg:y="2.115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</text:span><text:span text:style-name="T15">הדיירים בחדרים שהם גרים בהם הוא מקסימלי.</text:span></text:p>
            <text:p text:style-name="P10"><text:span text:style-name="T17">הוכחה</text:span><text:span text:style-name="T18">: תהי </text:span><text:span text:style-name="T18">X</text:span><text:span text:style-name="T18"> השמת-חדרים ללא קנאה.</text:span><text:span text:style-name="T18"><text:line-break/></text:span><text:span text:style-name="T18">תהי </text:span><text:span text:style-name="T18">Y</text:span><text:span text:style-name="T18"> השמה אחרת כלשהי. לפי הגדרת קנאה, לכל </text:span><text:span text:style-name="T18">i</text:span><text:span text:style-name="T18">:</text:span></text:p>
            <text:p text:style-name="P1"><text:span text:style-name="T19">V</text:span><text:span text:style-name="T20">i</text:span><text:span text:style-name="T19">(X</text:span><text:span text:style-name="T20">i</text:span><text:span text:style-name="T19">) – P(X</text:span><text:span text:style-name="T20">i</text:span><text:span text:style-name="T19">) </text:span><text:span text:style-name="T21">≥</text:span><text:span text:style-name="T19"> V</text:span><text:span text:style-name="T20">i</text:span><text:span text:style-name="T19">(Y</text:span><text:span text:style-name="T20">i</text:span><text:span text:style-name="T19">) – P(Y</text:span><text:span text:style-name="T20">i</text:span><text:span text:style-name="T19">)</text:span></text:p>
            <text:p text:style-name="P10"><text:span text:style-name="T18">נסכום על כל הדיירים, </text:span><text:span text:style-name="T19">i</text:span><text:span text:style-name="T18"> בין </text:span><text:span text:style-name="T18">1</text:span><text:span text:style-name="T18"> ל-</text:span><text:span text:style-name="T19">n</text:span><text:span text:style-name="T18">:</text:span></text:p>
            <text:p text:style-name="P1"><text:span text:style-name="T22">∑</text:span><text:span text:style-name="T22">(</text:span><text:span text:style-name="T23">V</text:span><text:span text:style-name="T24">i</text:span><text:span text:style-name="T23">(X</text:span><text:span text:style-name="T24">i</text:span><text:span text:style-name="T23">) – P(X</text:span><text:span text:style-name="T24">i</text:span><text:span text:style-name="T23">)) </text:span><text:span text:style-name="T25">≥</text:span><text:span text:style-name="T23"> ∑(V</text:span><text:span text:style-name="T24">i</text:span><text:span text:style-name="T23">(Y</text:span><text:span text:style-name="T24">i</text:span><text:span text:style-name="T23">) – P(Y</text:span><text:span text:style-name="T24">i</text:span><text:span text:style-name="T23">))</text:span></text:p>
            <text:p text:style-name="P1"><text:span text:style-name="T23">∑</text:span><text:span text:style-name="T23">V</text:span><text:span text:style-name="T24">i</text:span><text:span text:style-name="T23">(X</text:span><text:span text:style-name="T24">i</text:span><text:span text:style-name="T23">) – ∑P(X</text:span><text:span text:style-name="T24">i</text:span><text:span text:style-name="T23">) </text:span><text:span text:style-name="T25">≥</text:span><text:span text:style-name="T23"> ∑V</text:span><text:span text:style-name="T24">i</text:span><text:span text:style-name="T23">(Y</text:span><text:span text:style-name="T24">i</text:span><text:span text:style-name="T23">) – ∑P(Y</text:span><text:span text:style-name="T24">i</text:span><text:span text:style-name="T23">)</text:span></text:p>
            <text:p text:style-name="P10"><text:span text:style-name="T26">בשני הצדדים, סכום המחירים שווה למחיר הדירה:</text:span></text:p>
            <text:p text:style-name="P1"><text:span text:style-name="T23">∑</text:span><text:span text:style-name="T23">V</text:span><text:span text:style-name="T24">i</text:span><text:span text:style-name="T23">(X</text:span><text:span text:style-name="T24">i</text:span><text:span text:style-name="T23">) </text:span><text:span text:style-name="T25">≥</text:span><text:span text:style-name="T23"> ∑V</text:span><text:span text:style-name="T24">i</text:span><text:span text:style-name="T23">(Y</text:span><text:span text:style-name="T24">i</text:span><text:span text:style-name="T23">) 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מיקסום סכום הערכים</text:span></text:p>
          </draw:text-box>
        </draw:frame>
        <draw:frame presentation:style-name="pr4" draw:text-style-name="P14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</text:span><text:span text:style-name="T15">הדיירים בחדרים שהם גרים בהם הוא מקסימלי.</text:span></text:p>
            <text:p text:style-name="P10"><text:span text:style-name="T27">מסקנות:</text:span></text:p>
            <text:list text:style-name="L3">
              <text:list-item>
                <text:p text:style-name="P10"><text:span text:style-name="T28">כל השמת-חדרים ללא קנאה היא יעילה פארטו.</text:span></text:p>
              </text:list-item>
              <text:list-item>
                <text:p text:style-name="P10"><text:span text:style-name="T29">כדי למצוא חלוקת שכ"ד ללא קנאה, צריך </text:span><text:span text:style-name="T29">אלגוריתם ל</text:span><text:span text:style-name="T30">השמה ממקסמת-סכום-ערכים</text:span><text:span text:style-name="T29">.</text:span></text:p>
              </text:list-item>
            </text:list>
            <text:p text:style-name="P10"><text:span text:style-name="T31">בעיית מיקסום סכום הערכים ידועה בשמות שונים:</text:span></text:p>
            <text:list text:style-name="L1">
              <text:list-item>
                <text:p text:style-name="P10"><text:span text:style-name="T31">בעיית ההשמה – </text:span><text:span text:style-name="T31">Assignment problem</text:span></text:p>
              </text:list-item>
              <text:list-item>
                <text:p text:style-name="P10"><text:span text:style-name="T31">שידוך עם משקל מקסימלי – </text:span><text:span text:style-name="T31"><text:line-break/></text:span><text:span text:style-name="T31">Maximum-weight matching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2">הקלט</text:span><text:span text:style-name="T33">: גרף דו-צדדי עם משקלים על </text:span><text:span text:style-name="T33">הקשתות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7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7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7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5">הפלט</text:span><text:span text:style-name="T36">: שידוך מושלם שמשקלו גדול ביותר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9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9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9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22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0"><text:span text:style-name="T36">מספר השידוכים האפשריים: המון </text:span><text:span text:style-name="T37">(כמה?)</text:span><text:span text:style-name="T36">.</text:span></text:p>
              </text:list-item>
              <text:list-item>
                <text:p text:style-name="P10"><text:span text:style-name="T36">יש הרבה אלגוריתמים יעילים לפתרון הבעיה.</text:span></text:p>
              </text:list-item>
              <text:list-item>
                <text:p text:style-name="P10"><text:span text:style-name="T38">אנחנו נראה איך להפוך אותה ל</text:span><text:span text:style-name="T39">בעיית </text:span><text:span text:style-name="T39">אופטימיזציה</text:span><text:span text:style-name="T38"> שאפשר לפתור ב </text:span><text:span text:style-name="T38">Mathematica</text:span><text:span text:style-name="T38">.</text:span></text:p>
              </text:list-item>
              <text:list-item>
                <text:p text:style-name="P20"><text:span text:style-name="T40">לכל </text:span><text:span text:style-name="T41">קשת </text:span><text:span text:style-name="T40">בגרף</text:span><text:span text:style-name="T42"> </text:span><text:span text:style-name="T40">(בין </text:span><text:span text:style-name="T42"><text:s/></text:span><text:span text:style-name="T40">i</text:span><text:span text:style-name="T40"> ל</text:span><text:span text:style-name="T42"> </text:span><text:span text:style-name="T40">j</text:span><text:span text:style-name="T40">), יהיה </text:span><text:span text:style-name="T41">משתנה</text:span><text:span text:style-name="T43"> </text:span><text:span text:style-name="T44">x[i,j]</text:span><text:span text:style-name="T40">: </text:span><text:span text:style-name="T40"><text:line-break/></text:span><text:span text:style-name="T42">1</text:span><text:span text:style-name="T40"> - </text:span><text:span text:style-name="T42">אם הקשת בשידוך, </text:span><text:span text:style-name="T42">0</text:span><text:span text:style-name="T40"> - </text:span><text:span text:style-name="T45">אם הקשת לא </text:span><text:span text:style-name="T45">בשידוך.</text:span></text:p>
              </text:list-item>
            </text:list>
            <text:p text:style-name="P21"><text:span text:style-name="T44">For all i: Sum </text:span><text:span text:style-name="T46">j</text:span><text:span text:style-name="T44"> x[i,j] = 1; <text:s text:c="3"/>For all j: Sum </text:span><text:span text:style-name="T46">i</text:span><text:span text:style-name="T44"> x[i,j] = </text:span><text:span text:style-name="T44">1</text:span></text:p>
            <text:list text:continue-numbering="true" text:style-name="L2">
              <text:list-item>
                <text:p text:style-name="P20"><text:span text:style-name="T41">המשקל הכולל</text:span><text:span text:style-name="T40"> של שידוך: <text:s text:c="3"/></text:span><text:span text:style-name="T44">Sum</text:span><text:span text:style-name="T46">i,j</text:span><text:span text:style-name="T44"> <text:s/>w[i,j] * </text:span><text:span text:style-name="T44">x[i,j]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תוכנית</text:span></text:p>
          </draw:text-box>
        </draw:frame>
        <draw:frame presentation:style-name="pr4" draw:text-style-name="P13" draw:layer="layout" svg:width="28.002cm" svg:height="15.748cm" svg:x="0cm" svg:y="4.064cm" presentation:class="outline" presentation:user-transformed="true">
          <draw:text-box>
            <text:p text:style-name="P23"><text:span text:style-name="T47">לסיכום, זו התוכנית שיש לפתור:</text:span></text:p>
            <text:p text:style-name="P24"><text:span text:style-name="T48">Maximize <text:s text:c="3"/>Sum </text:span><text:span text:style-name="T49">i,j</text:span><text:span text:style-name="T48"> <text:s/>w[i,j] * x[i,j]</text:span></text:p>
            <text:p text:style-name="P24"><text:span text:style-name="T48">Such that <text:s text:c="4"/>For all i: <text:s/>Sum</text:span><text:span text:style-name="T49">j</text:span><text:span text:style-name="T48"> x[i,j] = 1 <text:s/></text:span><text:span text:style-name="T48"><text:line-break/></text:span><text:span text:style-name="T48"> <text:s text:c="19"/>For all j: <text:s/>Sum</text:span><text:span text:style-name="T49">i</text:span><text:span text:style-name="T48"> x[i,j] = 1</text:span></text:p>
            <text:p text:style-name="P24"><text:span text:style-name="T48"><text:s text:c="20"/></text:span><text:span text:style-name="T48">For all i,j: <text:s/>1 </text:span><text:span text:style-name="T50">≥</text:span><text:span text:style-name="T48"> x[i,j] </text:span><text:span text:style-name="T50">≥ 0</text:span></text:p>
            <text:p text:style-name="P24"><text:span text:style-name="T48"><text:s text:c="20"/></text:span><text:span text:style-name="T48">For all i,j: <text:s/>x[i,j]</text:span><text:span text:style-name="T51"> in </text:span><text:span text:style-name="T52">Z</text:span></text:p>
            <text:p text:style-name="P23"><text:span text:style-name="T53">הבעיה היחידה היא האילוץ האחרון – </text:span><text:span text:style-name="T53"><text:line-break/></text:span><text:span text:style-name="T53"> <text:s text:c="9"/>כל המשתנים חייבים להיות מספרים שלמים.</text:span></text:p>
            <text:p text:style-name="P23"><text:span text:style-name="T53">אופטימיזציה עם משתנים שלמים היא בעיה </text:span><text:span text:style-name="T53">NP</text:span><text:span text:style-name="T53">-</text:span><text:span text:style-name="T53">קשה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תוכנית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4">משפט</text:span><text:span text:style-name="T55">:</text:span><text:span text:style-name="T56"> בבעיית מציאת שידוך מקסימלי דו-צדדי,</text:span><text:span text:style-name="T56"><text:line-break/></text:span><text:span text:style-name="T57">אם </text:span><text:span text:style-name="T56">קיים פתרון אופטימלי עם משתנים לא שלמים,</text:span><text:span text:style-name="T56"><text:line-break/></text:span><text:span text:style-name="T57">אז </text:span><text:span text:style-name="T56">קיים פתרון אופטימלי שבו כל המשתנים שלמים.</text:span></text:p>
            <text:p text:style-name="P23"><text:span text:style-name="T58">הוכחה</text:span><text:span text:style-name="T59">: </text:span><text:span text:style-name="T60">יהי </text:span><text:span text:style-name="T61">x</text:span><text:span text:style-name="T61"> </text:span><text:span text:style-name="T60">פתרון אופטימלי עם משתנים </text:span><text:span text:style-name="T60">"שבורים".</text:span><text:span text:style-name="T60"><text:line-break/></text:span><text:span text:style-name="T60">נבחר משתנה אחד שבור - </text:span><text:span text:style-name="T61">x[i1, j2]</text:span><text:span text:style-name="T61">. </text:span><text:span text:style-name="T61"><text:line-break/></text:span><text:span text:style-name="T60">סכום המשתנים הסמוכים לצומת </text:span><text:span text:style-name="T61">j2</text:span><text:span text:style-name="T61"> הוא שלם.</text:span><text:span text:style-name="T61"><text:line-break/></text:span><text:span text:style-name="T61">לכן חייב להיות משתנה שבור נוסף – </text:span><text:span text:style-name="T61">x[i3,j2]</text:span><text:span text:style-name="T61">.</text:span><text:span text:style-name="T61"><text:line-break/></text:span><text:span text:style-name="T61">לכן חיייב להיות משתנה שבור נוסף - </text:span><text:span text:style-name="T61">x[i3,j4]</text:span><text:span text:style-name="T61">. </text:span><text:span text:style-name="T61"><text:line-break/></text:span><text:span text:style-name="T60">מספר המשתנים סופי ← יש "מעגל" משתנים </text:span><text:span text:style-name="T60">שבורים.</text:span><text:span text:style-name="T60"><text:line-break/></text:span><text:span text:style-name="T60"/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דוג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1" draw:text-style-name="P19" draw:layer="layout" svg:width="1.78cm" svg:height="1.276cm" svg:x="13.716cm" svg:y="10.16cm">
          <draw:text-box>
            <text:p><text:span text:style-name="T34">0.1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018cm" svg:y="12.186cm">
          <draw:text-box>
            <text:p><text:span text:style-name="T34">0.9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4">0.7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3.97cm" svg:y="18.035cm">
          <draw:text-box>
            <text:p><text:span text:style-name="T34">0.1</text:span></text:p>
          </draw:text-box>
        </draw:frame>
        <draw:frame presentation:style-name="pr7" draw:text-style-name="P26" draw:layer="layout" svg:width="27.172cm" svg:height="5.933cm" svg:x="0.26cm" svg:y="3.719cm">
          <draw:text-box>
            <text:p text:style-name="P23"><text:span text:style-name="T62">בגרף למטה מצוייר מעגל של משתנים "שבורים".</text:span></text:p>
            <text:p text:style-name="P23"><text:span text:style-name="T62">במעגל מספר זוגי של קשתות – כי הגרף דו-צדדי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דוג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3" draw:text-style-name="P19" draw:layer="layout" svg:width="1.014cm" svg:height="1.276cm" svg:x="13.716cm" svg:y="10.16cm">
          <draw:text-box>
            <text:p><text:span text:style-name="T34">0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3" draw:text-style-name="P19" draw:layer="layout" svg:width="1.014cm" svg:height="1.276cm" svg:x="17.018cm" svg:y="12.186cm">
          <draw:text-box>
            <text:p><text:span text:style-name="T34">1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4">0.8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3" draw:text-style-name="P19" draw:layer="layout" svg:width="1.014cm" svg:height="1.276cm" svg:x="13.97cm" svg:y="18.035cm">
          <draw:text-box>
            <text:p><text:span text:style-name="T34">0</text:span></text:p>
          </draw:text-box>
        </draw:frame>
        <draw:frame presentation:style-name="pr7" draw:text-style-name="P26" draw:layer="layout" svg:width="27.172cm" svg:height="5.933cm" svg:x="0.26cm" svg:y="3.72cm">
          <draw:text-box>
            <text:p text:style-name="P23"><text:span text:style-name="T62">מכל קשת </text:span><text:span text:style-name="T63">איזוגית </text:span><text:span text:style-name="T62">במעגל – נוריד </text:span><text:span text:style-name="T62">e</text:span><text:span text:style-name="T62">.</text:span><text:span text:style-name="T62"><text:line-break/></text:span><text:span text:style-name="T62">לכל קשת </text:span><text:span text:style-name="T63">זוגית </text:span><text:span text:style-name="T62">במעגל – נוסיף </text:span><text:span text:style-name="T62">e</text:span><text:span text:style-name="T62">.</text:span><text:span text:style-name="T62"><text:line-break/></text:span><text:span text:style-name="T64">נבחר את </text:span><text:span text:style-name="T64">e</text:span><text:span text:style-name="T64"> כך שמשתנה אחד לפחות יהפוך לשלם, והשאר יישארו בין </text:span><text:span text:style-name="T64">0</text:span><text:span text:style-name="T64"> ל-</text:span><text:span text:style-name="T64">1</text:span><text:span text:style-name="T64"> (בדוגמה למטה </text:span><text:span text:style-name="T64">e=0.1</text:span><text:span text:style-name="T64">)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השלמה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4">משפט</text:span><text:span text:style-name="T55">:</text:span><text:span text:style-name="T56"> בבעיית מציאת שידוך מקסימלי דו-צדדי,</text:span><text:span text:style-name="T56"><text:line-break/></text:span><text:span text:style-name="T57">אם </text:span><text:span text:style-name="T56">קיים פתרון אופטימלי עם משתנים לא שלמים,</text:span><text:span text:style-name="T56"><text:line-break/></text:span><text:span text:style-name="T57">אז </text:span><text:span text:style-name="T56">קיים פתרון אופטימלי שבו כל המשתנים שלמים.</text:span></text:p>
            <text:p text:style-name="P23"><text:span text:style-name="T58">הוכחה</text:span><text:span text:style-name="T59"> [המשך]: הורדנו </text:span><text:span text:style-name="T59">e</text:span><text:span text:style-name="T59"> מקשתות איזוגיות והוספנו </text:span><text:span text:style-name="T59">e</text:span><text:span text:style-name="T59"> לקשתות זוגיות. התוצאה:</text:span></text:p>
            <text:list text:style-name="L2">
              <text:list-item>
                <text:p text:style-name="P23"><text:span text:style-name="T59">סכום המשתנים ליד כל צומת נשאר </text:span><text:span text:style-name="T59">1</text:span><text:span text:style-name="T59">.</text:span></text:p>
              </text:list-item>
              <text:list-item>
                <text:p text:style-name="P23"><text:span text:style-name="T60">הפתרון עדיין אופטימלי – אילו ערך הפתרון היה </text:span><text:span text:style-name="T60">נמוך יותר, היה אפשר להוסיף מינוס </text:span><text:span text:style-name="T60">e</text:span><text:span text:style-name="T60"> ולקבל פתרון </text:span><text:span text:style-name="T60">עם ערך גבוה יותר, בסתירה לאופטימליות של </text:span><text:span text:style-name="T60">x</text:span><text:span text:style-name="T60">.</text:span></text:p>
              </text:list-item>
            </text:list>
            <text:p text:style-name="P23"><text:span text:style-name="T60">אם נמשיך כך, כל המשתנים השבורים יהפכו </text:span><text:span text:style-name="T60">לשלמים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חלופות</text:span></text:p>
          </draw:text-box>
        </draw:frame>
        <draw:frame presentation:style-name="pr4" draw:text-style-name="P27" draw:layer="layout" svg:width="28.002cm" svg:height="15.748cm" svg:x="0cm" svg:y="4.064cm" presentation:class="outline" presentation:user-transformed="true">
          <draw:text-box>
            <text:p text:style-name="P23"><text:span text:style-name="T65">יש עוד אלגוריתמים לפתרון בעיית ההשמה. </text:span><text:span text:style-name="T65">לדוגמה: </text:span><text:span text:style-name="T66">האלגוריתם ההונגרי</text:span><text:span text:style-name="T65">.</text:span></text:p>
            <text:p text:style-name="P23"><text:span text:style-name="T67"><text:a xlink:href="https://en.wikipedia.org/wiki/Hungarian_algorithm" xlink:type="simple">https://en.wikipedia.org/wiki/Hungarian_algorithm</text:a></text:span></text:p>
            <text:p text:style-name="P23"><text:span text:style-name="T68">רוב המימושים שלו (ראו בתחתית העמוד) </text:span><text:span text:style-name="T68">דורשים מאות שורות קוד.</text:span></text:p>
            <text:p text:style-name="P23"><text:span text:style-name="T69">לעומת זאת, פתרון בעיית האופטימיזציה ב- </text:span><text:span text:style-name="T69">Mathematica</text:span><text:span text:style-name="T69"> דורש בערך </text:span><text:span text:style-name="T69">10</text:span><text:span text:style-name="T69"> שורות קוד.</text:span></text:p>
            <text:p text:style-name="P23"><text:span text:style-name="T65"/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קביעת המחירים</text:span></text:p>
          </draw:text-box>
        </draw:frame>
        <draw:frame presentation:style-name="pr4" draw:text-style-name="P15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11">מצאנו השמה ממקסמת-ערכים. צריך לקבוע </text:span><text:span text:style-name="T11">מחירים כך שההשמה תהיה ללא קנאה, וסכום </text:span><text:span text:style-name="T11">המחירים יהיה שווה לשכר-הדירה. </text:span><text:span text:style-name="T12">איך? </text:span></text:p>
              </text:list-item>
              <text:list-item>
                <text:p text:style-name="P10"><text:span text:style-name="T38">אפשר לפתור בעיית אופטימיזצי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קביעת המחירים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71">קובעים את המחיר של חדר </text:span><text:span text:style-name="T72">j</text:span><text:span text:style-name="T71"> ל-</text:span><text:span text:style-name="T72">x</text:span><text:span text:style-name="T73">j</text:span><text:span text:style-name="T73">.</text:span></text:p>
              </text:list-item>
              <text:list-item>
                <text:p text:style-name="P10"><text:span text:style-name="T74">משוים את סכום המחירים למחיר הכולל של </text:span><text:span text:style-name="T74">הדירה.</text:span></text:p>
              </text:list-item>
              <text:list-item>
                <text:p text:style-name="P10"><text:span text:style-name="T74">מחלקים את העודף / גירעון שווה בשווה בין כולם.</text:span></text:p>
              </text:list-item>
              <text:list-item>
                <text:p text:style-name="P10"><text:span text:style-name="T75">קיבלנו חלוק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מימושים והדגמות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0"><text:span text:style-name="T74"/></text:p>
              </text:list-header>
              <text:list-item>
                <text:p text:style-name="P10"><text:span text:style-name="T76">גליון אלקטרוני </text:span><text:span text:style-name="T76">rent-division.ods</text:span><text:span text:style-name="T76"> (אלגוריתם </text:span><text:span text:style-name="T76">הונגרי)</text:span></text:p>
              </text:list-item>
              <text:list-item>
                <text:p text:style-name="P10"><text:span text:style-name="T77">אתר לקבוצות רכישה <text:s/></text:span><text:span text:style-name="T78"><text:a xlink:href="http://tora.us.fm/fairness/home/" xlink:type="simple">http://tora.us.fm/fairness/home/</text:a></text:span></text:p>
              </text:list-item>
              <text:list-item>
                <text:p text:style-name="P10"><text:span text:style-name="T79">אתר לחלוקת ירושות <text:s/></text:span><text:span text:style-name="T80"><text:s/></text:span><text:span text:style-name="T81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82">אלג. גל-מש-פרוקצ’יה-זיק: <text:s text:c="2"/></text:span><text:span text:style-name="T81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0">חלוקת שכר-דירה – בעיית הטרמפיסט</text:span></text:p>
          </draw:text-box>
        </draw:frame>
        <draw:frame presentation:style-name="pr4" draw:text-style-name="P29" draw:layer="layout" svg:width="16.764cm" svg:height="6.096cm" svg:x="10.922cm" svg:y="2.54cm" presentation:class="outline" presentation:user-transformed="true">
          <draw:text-box>
            <text:p text:style-name="P10"><text:span text:style-name="T83">משפט</text:span><text:span text:style-name="T84">: במודל הקרדינלי, ייתכן ש</text:span><text:span text:style-name="T83">בכל </text:span><text:span text:style-name="T84">חלוקה ללא </text:span><text:span text:style-name="T84">קנאה, אחד הדיירים ישלם מחיר שלילי </text:span><text:span text:style-name="T19">(צריך <text:s text:c="2"/>לשלם </text:span><text:span text:style-name="T19">לו שיסכים לגור איתנו...)</text:span></text:p>
          </draw:text-box>
        </draw:frame>
        <draw:frame draw:style-name="standard" draw:layer="layout" svg:width="10.724cm" svg:height="4.746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85">מרתף</text:span></text:p>
              </table:table-cell>
              <table:table-cell>
                <text:p text:style-name="P30"><text:span text:style-name="T85">סלון</text:span></text:p>
              </table:table-cell>
              <table:table-cell/>
            </table:table-row>
            <table:table-row table:style-name="ro2">
              <table:table-cell table:style-name="ce2">
                <text:p text:style-name="P31"><text:span text:style-name="T86">0</text:span></text:p>
              </table:table-cell>
              <table:table-cell table:style-name="ce3">
                <text:p text:style-name="P32"><text:span text:style-name="T87">150</text:span></text:p>
              </table:table-cell>
              <table:table-cell table:style-name="ce4">
                <text:p text:style-name="P33"><text:span text:style-name="T88">דייר א</text:span></text:p>
              </table:table-cell>
            </table:table-row>
            <table:table-row table:style-name="ro3">
              <table:table-cell table:style-name="ce3">
                <text:p text:style-name="P34"><text:span text:style-name="T87">10</text:span></text:p>
              </table:table-cell>
              <table:table-cell table:style-name="ce5">
                <text:p text:style-name="P35"><text:span text:style-name="T85">140</text:span></text:p>
              </table:table-cell>
              <table:table-cell table:style-name="ce4">
                <text:p text:style-name="P33"><text:span text:style-name="T88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7" draw:layer="layout" svg:width="27.178cm" svg:height="13.049cm" svg:x="0.199cm" svg:y="8.209cm">
          <draw:text-box>
            <text:p text:style-name="P10"><text:span text:style-name="T89">הוכחה</text:span><text:span text:style-name="T90">: נניח שיש שני דיירים ושני חדרים, הדירה עולה </text:span><text:span text:style-name="T90">100</text:span><text:span text:style-name="T90"> והערכים הם כמו בטבלה למעלה.</text:span></text:p>
            <text:p text:style-name="P10"><text:span text:style-name="T91">כל חלוקה ללא-קנאה ממקסמת סכום ערכים, לכן יש לתת את הסלון לדייר א ואת המרתף לדייר ב. <text:s text:c="3"/></text:span></text:p>
            <text:p text:style-name="P10"><text:span text:style-name="T92">כדי ש-ב לא יקנא, המחיר של הסלון חייב להיות גבוה יותר ב-</text:span><text:span text:style-name="T92">130</text:span><text:span text:style-name="T92"> (לפחות). הסכום הוא </text:span><text:span text:style-name="T92">100</text:span><text:span text:style-name="T92"> ולכן:</text:span></text:p>
            <text:p text:style-name="P36"><text:span text:style-name="T93"><text:s text:c="6"/></text:span><text:span text:style-name="T93">(price_martef + 130) + price_martef = 100</text:span></text:p>
            <text:p text:style-name="P36"><text:span text:style-name="T93"><text:s text:c="6"/></text:span><text:span text:style-name="T93">price_martef = -15</text:span></text:p>
            <text:p text:style-name="P10"><text:span text:style-name="T94">המחיר של המרתף חייב להיות שלילי! 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0">חלוקת שכר-דירה – בעיית הטרמפיסט</text:span></text:p>
          </draw:text-box>
        </draw:frame>
        <draw:frame presentation:style-name="pr4" draw:text-style-name="P38" draw:layer="layout" svg:width="8.128cm" svg:height="17.526cm" svg:x="19.558cm" svg:y="2.54cm" presentation:class="outline" presentation:user-transformed="true">
          <draw:text-box>
            <text:p text:style-name="P10"><text:span text:style-name="T84">אותו משפט נכון גם <text:s/>כשסכום הערכים של כל דייר </text:span><text:span text:style-name="T84">שווה למחיר הכולל: <text:s/></text:span></text:p>
            <text:p text:style-name="P36"><text:span text:style-name="T82">p</text:span><text:span text:style-name="T95">c</text:span><text:span text:style-name="T96"> </text:span><text:span text:style-name="T97">≥ 35</text:span><text:span text:style-name="T98"> [d envies]</text:span></text:p>
            <text:p text:style-name="P36"><text:span text:style-name="T99">p</text:span><text:span text:style-name="T100">b</text:span><text:span text:style-name="T101"> ≥ 33</text:span><text:span text:style-name="T102"> [d envies]</text:span></text:p>
            <text:p text:style-name="P36"><text:span text:style-name="T103">p</text:span><text:span text:style-name="T104">a</text:span><text:span text:style-name="T105"> ≥ 33</text:span><text:span text:style-name="T106"> [c envies]</text:span></text:p>
            <text:p text:style-name="P36"><text:span text:style-name="T107">p</text:span><text:span text:style-name="T108">d</text:span><text:span text:style-name="T109"> ≤ </text:span><text:span text:style-name="T110">-1/4 </text:span><text:span text:style-name="T111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39"><text:span text:style-name="T93">חדר א</text:span></text:p>
              </table:table-cell>
              <table:table-cell>
                <text:p text:style-name="P40"><text:span text:style-name="T93">חדר ב</text:span></text:p>
              </table:table-cell>
              <table:table-cell>
                <text:p text:style-name="P40"><text:span text:style-name="T93">חדר ג</text:span></text:p>
              </table:table-cell>
              <table:table-cell>
                <text:p text:style-name="P40"><text:span text:style-name="T93">חדר ד</text:span></text:p>
              </table:table-cell>
              <table:table-cell/>
            </table:table-row>
            <table:table-row table:style-name="ro5" table:default-cell-style-name="ce8">
              <table:table-cell table:style-name="ce7">
                <text:p text:style-name="P41"><text:span text:style-name="T112">36</text:span></text:p>
              </table:table-cell>
              <table:table-cell>
                <text:p text:style-name="P42"><text:span text:style-name="T93">34</text:span></text:p>
              </table:table-cell>
              <table:table-cell>
                <text:p text:style-name="P42"><text:span text:style-name="T93">30</text:span></text:p>
              </table:table-cell>
              <table:table-cell>
                <text:p text:style-name="P42"><text:span text:style-name="T93">0</text:span></text:p>
              </table:table-cell>
              <table:table-cell table:style-name="ce6">
                <text:p text:style-name="P40"><text:span text:style-name="T93">דייר א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3">31</text:span></text:p>
              </table:table-cell>
              <table:table-cell table:style-name="ce7">
                <text:p text:style-name="P44"><text:span text:style-name="T112">36</text:span></text:p>
              </table:table-cell>
              <table:table-cell>
                <text:p text:style-name="P42"><text:span text:style-name="T93">33</text:span></text:p>
              </table:table-cell>
              <table:table-cell>
                <text:p text:style-name="P42"><text:span text:style-name="T93">0</text:span></text:p>
              </table:table-cell>
              <table:table-cell table:style-name="ce6">
                <text:p text:style-name="P40"><text:span text:style-name="T93">דייר ב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3">34</text:span></text:p>
              </table:table-cell>
              <table:table-cell>
                <text:p text:style-name="P42"><text:span text:style-name="T93">30</text:span></text:p>
              </table:table-cell>
              <table:table-cell table:style-name="ce7">
                <text:p text:style-name="P44"><text:span text:style-name="T112">36</text:span></text:p>
              </table:table-cell>
              <table:table-cell>
                <text:p text:style-name="P42"><text:span text:style-name="T93">0</text:span></text:p>
              </table:table-cell>
              <table:table-cell table:style-name="ce6">
                <text:p text:style-name="P40"><text:span text:style-name="T93">דייר ג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3">32</text:span></text:p>
              </table:table-cell>
              <table:table-cell>
                <text:p text:style-name="P42"><text:span text:style-name="T93">33</text:span></text:p>
              </table:table-cell>
              <table:table-cell>
                <text:p text:style-name="P42"><text:span text:style-name="T93">35</text:span></text:p>
              </table:table-cell>
              <table:table-cell table:style-name="ce7">
                <text:p text:style-name="P44"><text:span text:style-name="T112">0</text:span></text:p>
              </table:table-cell>
              <table:table-cell table:style-name="ce6">
                <text:p text:style-name="P40"><text:span text:style-name="T93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13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9">
              <table:table-cell>
                <text:p text:style-name="P39"><text:span text:style-name="T114">דיירים שמקבלים כסף</text:span></text:p>
              </table:table-cell>
              <table:table-cell>
                <text:p text:style-name="P45"><text:span text:style-name="T114">קנאה</text:span></text:p>
              </table:table-cell>
              <table:table-cell>
                <text:p text:style-name="P45"><text:span text:style-name="T114"><text:s text:c="2"/>עובד רק עם "דיירים עניים”</text:span></text:p>
              </table:table-cell>
              <table:table-cell table:style-name="ce10"/>
            </table:table-row>
            <table:table-row table:style-name="ro7" table:default-cell-style-name="ce11">
              <table:table-cell>
                <text:p text:style-name="P46"><text:span text:style-name="T115">לא</text:span></text:p>
              </table:table-cell>
              <table:table-cell>
                <text:p text:style-name="P47"><text:span text:style-name="T115">לא</text:span></text:p>
              </table:table-cell>
              <table:table-cell table:style-name="ce12">
                <text:p text:style-name="P48"><text:span text:style-name="T116">כן</text:span></text:p>
              </table:table-cell>
              <table:table-cell table:style-name="ce13">
                <text:p text:style-name="P49"><text:span text:style-name="T117">אלגוריתם סוּ והמשולשים</text:span></text:p>
              </table:table-cell>
            </table:table-row>
            <table:table-row table:style-name="ro8" table:default-cell-style-name="ce11">
              <table:table-cell table:style-name="ce12">
                <text:p text:style-name="P46"><text:span text:style-name="T116">כן</text:span></text:p>
              </table:table-cell>
              <table:table-cell>
                <text:p text:style-name="P47"><text:span text:style-name="T115">לא</text:span></text:p>
              </table:table-cell>
              <table:table-cell>
                <text:p text:style-name="P47"><text:span text:style-name="T115">לא</text:span></text:p>
              </table:table-cell>
              <table:table-cell table:style-name="ce13">
                <text:p text:style-name="P49"><text:span text:style-name="T117">האלגוריתם ההונגרי ודומיו</text:span></text:p>
              </table:table-cell>
            </table:table-row>
            <table:table-row table:style-name="ro8" table:default-cell-style-name="ce11">
              <table:table-cell>
                <text:p text:style-name="P46"><text:span text:style-name="T115">לא</text:span></text:p>
              </table:table-cell>
              <table:table-cell table:style-name="ce12">
                <text:p text:style-name="P48"><text:span text:style-name="T116">כן</text:span></text:p>
              </table:table-cell>
              <table:table-cell>
                <text:p text:style-name="P47"><text:span text:style-name="T115">לא</text:span></text:p>
              </table:table-cell>
              <table:table-cell table:style-name="ce13">
                <text:p text:style-name="P49"><text:span text:style-name="T117">אלגוריתם הונגרי עם מחיר מינ. </text:span><text:span text:style-name="T117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3-13">13/3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77</meta:editing-cycles>
    <dc:date>2019-03-13T17:00:21.415066176</dc:date>
    <meta:editing-duration>P2DT12H48M24S</meta:editing-duration>
    <meta:generator>LibreOffice/6.1.5.2$Linux_X86_64 LibreOffice_project/10$Build-2</meta:generator>
    <meta:document-statistic meta:object-count="22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